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2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3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4" style:family="paragraph" style:parent-style-name="Standard">
      <style:text-properties fo:font-style="normal" officeooo:rsid="00300e98" officeooo:paragraph-rsid="00300e98" style:font-style-asian="normal" style:font-style-complex="normal"/>
    </style:style>
    <style:style style:name="P5" style:family="paragraph" style:parent-style-name="Standard">
      <style:text-properties fo:font-style="normal" officeooo:rsid="0033b554" officeooo:paragraph-rsid="0033b554" style:font-style-asian="normal" style:font-style-complex="normal"/>
    </style:style>
    <style:style style:name="P6" style:family="paragraph" style:parent-style-name="Standard">
      <style:text-properties officeooo:rsid="002b63e3" officeooo:paragraph-rsid="000b160a"/>
    </style:style>
    <style:style style:name="P7" style:family="paragraph" style:parent-style-name="Standard">
      <style:text-properties officeooo:rsid="000f52ad" officeooo:paragraph-rsid="0023bff0"/>
    </style:style>
    <style:style style:name="P8" style:family="paragraph" style:parent-style-name="Standard">
      <style:text-properties officeooo:paragraph-rsid="0002c5b4"/>
    </style:style>
    <style:style style:name="P9" style:family="paragraph" style:parent-style-name="Heading_20_1">
      <style:text-properties officeooo:paragraph-rsid="0002c5b4"/>
    </style:style>
    <style:style style:name="P10" style:family="paragraph" style:parent-style-name="Standard" style:list-style-name="L1">
      <style:text-properties fo:font-style="normal" officeooo:rsid="0033b554" officeooo:paragraph-rsid="0033b554" style:font-style-asian="normal" style:font-style-complex="normal"/>
    </style:style>
    <style:style style:name="P11" style:family="paragraph" style:parent-style-name="Standard">
      <style:text-properties fo:font-style="normal" officeooo:rsid="0033b554" officeooo:paragraph-rsid="003dd9c5" style:font-style-asian="normal" style:font-style-complex="normal"/>
    </style:style>
    <style:style style:name="P12" style:family="paragraph" style:parent-style-name="Standard">
      <style:text-properties fo:font-style="normal" officeooo:rsid="003dd9c5" officeooo:paragraph-rsid="003dd9c5" style:font-style-asian="normal" style:font-style-complex="normal"/>
    </style:style>
    <style:style style:name="P13" style:family="paragraph" style:parent-style-name="Standard" style:list-style-name="L4">
      <style:text-properties fo:font-style="normal" officeooo:paragraph-rsid="00421b39" style:font-style-asian="normal" style:font-style-complex="normal"/>
    </style:style>
    <style:style style:name="P14" style:family="paragraph" style:parent-style-name="Standard">
      <style:text-properties fo:font-style="normal" officeooo:paragraph-rsid="00421b39" style:font-style-asian="normal" style:font-style-complex="normal"/>
    </style:style>
    <style:style style:name="P15" style:family="paragraph" style:parent-style-name="Standard">
      <style:text-properties fo:font-style="normal" officeooo:rsid="00421b39" officeooo:paragraph-rsid="00421b39" style:font-style-asian="normal" style:font-style-complex="normal"/>
    </style:style>
    <style:style style:name="P16" style:family="paragraph" style:parent-style-name="Standard">
      <style:text-properties fo:font-style="normal" officeooo:rsid="00448c33" officeooo:paragraph-rsid="00448c33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486aa0" officeooo:paragraph-rsid="00486aa0" style:font-style-asian="normal" style:font-style-complex="normal"/>
    </style:style>
    <style:style style:name="P18" style:family="paragraph" style:parent-style-name="Standard">
      <style:text-properties style:font-name="Liberation Sans" fo:font-size="14pt" fo:font-style="italic" fo:font-weight="bold" officeooo:rsid="002dffa4" officeooo:paragraph-rsid="003dd9c5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9" style:family="paragraph" style:parent-style-name="Standard">
      <style:text-properties style:font-name="Liberation Sans" fo:font-size="14pt" fo:font-style="italic" fo:font-weight="bold" officeooo:rsid="00367554" officeooo:paragraph-rsid="00407a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0" style:family="paragraph" style:parent-style-name="Standard">
      <style:text-properties officeooo:rsid="00349bfd" officeooo:paragraph-rsid="00349bfd"/>
    </style:style>
    <style:style style:name="P21" style:family="paragraph" style:parent-style-name="Standard">
      <style:text-properties officeooo:rsid="00349bfd" officeooo:paragraph-rsid="003dd9c5"/>
    </style:style>
    <style:style style:name="P22" style:family="paragraph" style:parent-style-name="Standard">
      <style:text-properties fo:font-style="italic" officeooo:rsid="002dffa4" officeooo:paragraph-rsid="00367554" style:font-style-asian="italic" style:font-style-complex="italic"/>
    </style:style>
    <style:style style:name="P23" style:family="paragraph" style:parent-style-name="Standard">
      <style:text-properties fo:font-style="italic" fo:font-weight="bold" officeooo:rsid="00448c33" officeooo:paragraph-rsid="00448c33" style:font-style-asian="italic" style:font-weight-asian="bold" style:font-style-complex="italic" style:font-weight-complex="bold"/>
    </style:style>
    <style:style style:name="P24" style:family="paragraph" style:parent-style-name="Standard" style:list-style-name="L4">
      <style:text-properties officeooo:paragraph-rsid="00421b3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f261a" style:font-style-asian="italic" style:font-style-complex="italic"/>
    </style:style>
    <style:style style:name="T3" style:family="text">
      <style:text-properties fo:font-style="italic" officeooo:rsid="00421b39" style:font-style-asian="italic" style:font-style-complex="italic"/>
    </style:style>
    <style:style style:name="T4" style:family="text">
      <style:text-properties fo:font-style="italic" officeooo:rsid="003618be" style:font-style-asian="italic" style:font-style-complex="italic"/>
    </style:style>
    <style:style style:name="T5" style:family="text">
      <style:text-properties fo:font-style="italic" officeooo:rsid="0038b4ac" style:font-style-asian="italic" style:font-style-complex="italic"/>
    </style:style>
    <style:style style:name="T6" style:family="text">
      <style:text-properties fo:font-style="italic" officeooo:rsid="00448c3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21b3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10" style:family="text">
      <style:text-properties officeooo:rsid="0038b4ac"/>
    </style:style>
    <style:style style:name="T11" style:family="text">
      <style:text-properties officeooo:rsid="003a9624"/>
    </style:style>
    <style:style style:name="T12" style:family="text">
      <style:text-properties officeooo:rsid="00421b39"/>
    </style:style>
    <style:style style:name="T13" style:family="text">
      <style:text-properties officeooo:rsid="00426035"/>
    </style:style>
    <style:style style:name="T14" style:family="text">
      <style:text-properties officeooo:rsid="00448c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P<text:span text:style-name="T11">12</text:span> : <text:span text:style-name="T14">Integration</text:span></text:h>
      <text:p text:style-name="P8"/>
      <text:p text:style-name="P20">R<text:span text:style-name="T14">eprendre le projet Gradle fourni</text:span></text:p>
      <text:p text:style-name="P20"/>
      <text:p text:style-name="P21"/>
      <text:p text:style-name="P18"><text:span text:style-name="T11">12.2 Eval</text:span></text:p>
      <text:p text:style-name="P18"><text:s/></text:p>
      <text:p text:style-name="P11"><text:span text:style-name="T10">Écrire</text:span> une classe <text:span text:style-name="T14">Java principale (dans </text:span><text:span text:style-name="T6">src/main/java</text:span><text:span text:style-name="T14">) <text:s/>qui évalue comme expression Groovy le premier de ses arguments et l’affiche sur la console </text:span></text:p>
      <text:p text:style-name="P12"/>
      <text:p text:style-name="P16">Modifier le fichier <text:span text:style-name="T7">build.gradle</text:span> et la tâche <text:span text:style-name="T7">fatJar</text:span> afin qu’il construise un exécutable de votre classe.</text:p>
      <text:p text:style-name="P16"/>
      <text:p text:style-name="P23">./gradlew fatJar</text:p>
      <text:p text:style-name="P16"/>
      <text:p text:style-name="P16">Tester</text:p>
      <text:p text:style-name="P19"/>
      <text:p text:style-name="P19"><text:span text:style-name="T11">12.3 GroovyShell</text:span></text:p>
      <text:p text:style-name="P14"><text:span text:style-name="T10">Écrire un</text:span><text:span text:style-name="T3">e </text:span><text:span text:style-name="T10">classe Java principale qui exécute le script </text:span><text:span text:style-name="T9">MainScript.groovy</text:span><text:span text:style-name="T10"> fourni en lui passant 2 paramètres :</text:span></text:p>
      <text:list xml:id="list2463798335" text:style-name="L6">
        <text:list-item>
          <text:p text:style-name="P17">Le répertoire racine de scan</text:p>
        </text:list-item>
        <text:list-item>
          <text:p text:style-name="P17">Une expression régulière spécifiant les fichiers à indexer </text:p>
        </text:list-item>
      </text:list>
      <text:p text:style-name="P14"/>
      <text:p text:style-name="P14"/>
      <text:p text:style-name="P15"/>
      <text:list xml:id="list101285396" text:style-name="L4">
        <text:list-header>
          <text:p text:style-name="P24"><text:span text:style-name="T4"/></text:p>
        </text:list-header>
      </text:list>
      <text:p text:style-name="P4"/>
      <text:p text:style-name="P22"/>
      <text:p text:style-name="P3"/>
      <text:p text:style-name="P1"/>
      <text:p text:style-name="P2"/>
      <text:p text:style-name="P1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8T16:01:44.874568060</dc:date>
    <meta:editing-duration>P1DT16H47M7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6" meta:character-count="550" meta:non-whitespace-character-count="474"/>
  </office:meta>
</office:document-meta>
</file>